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ira Code"/>
    </style:style>
    <style:style style:name="P2" style:family="paragraph" style:parent-style-name="Standard">
      <style:text-properties style:font-name="Fira Code" officeooo:rsid="0002f0fc" officeooo:paragraph-rsid="0002f0fc"/>
    </style:style>
    <style:style style:name="P3" style:family="paragraph" style:parent-style-name="Standard">
      <style:text-properties style:font-name="Fira Code" officeooo:rsid="0002f0fc" officeooo:paragraph-rsid="0003f942"/>
    </style:style>
    <style:style style:name="T1" style:family="text">
      <style:text-properties officeooo:rsid="0002f0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f94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<text:span text:style-name="T1">system calls</text:span></text:p>
      <text:p text:style-name="P1"/>
      <text:p text:style-name="P2">int <text:span text:style-name="T2">fork</text:span>(void);</text:p>
      <text:p text:style-name="P2">int <text:span text:style-name="T2">exit</text:span>(int) __attribute__ ((noreturn));</text:p>
      <text:p text:style-name="P2">int <text:span text:style-name="T2">wait</text:span><text:span text:style-name="T4">(int);</text:span></text:p>
      <text:p text:style-name="P2"><text:span text:style-name="T4">int </text:span><text:span text:style-name="T2">pipe</text:span><text:span text:style-name="T4">(int);</text:span></text:p>
      <text:p text:style-name="P2"><text:span text:style-name="T4">int </text:span><text:span text:style-name="T2">write</text:span><text:span text:style-name="T4">(int,);</text:span></text:p>
      <text:p text:style-name="P2"><text:span text:style-name="T4">int </text:span><text:span text:style-name="T2">read</text:span><text:span text:style-name="T4">(int,);</text:span></text:p>
      <text:p text:style-name="P2"><text:span text:style-name="T4">int </text:span><text:span text:style-name="T2">close</text:span><text:span text:style-name="T4">(int);</text:span></text:p>
      <text:p text:style-name="P2"><text:span text:style-name="T4">int </text:span><text:span text:style-name="T2">kill</text:span><text:span text:style-name="T4">(int);</text:span></text:p>
      <text:p text:style-name="P2"><text:span text:style-name="T4">int </text:span><text:span text:style-name="T2">exec</text:span><text:span text:style-name="T4">(char*,);</text:span></text:p>
      <text:p text:style-name="P2"><text:span text:style-name="T4">int </text:span><text:span text:style-name="T2">open</text:span><text:span text:style-name="T4">(const char*,);</text:span></text:p>
      <text:p text:style-name="P2"><text:span text:style-name="T4">int </text:span><text:span text:style-name="T2">mknod</text:span><text:span text:style-name="T4">(const char*,);</text:span></text:p>
      <text:p text:style-name="P2"><text:span text:style-name="T4">int </text:span><text:span text:style-name="T2">unlink</text:span><text:span text:style-name="T4">(const char*,);</text:span></text:p>
      <text:p text:style-name="P2"><text:span text:style-name="T4">int </text:span><text:span text:style-name="T2">fstat</text:span><text:span text:style-name="T4">(int fd);</text:span></text:p>
      <text:p text:style-name="P2"><text:span text:style-name="T4">int </text:span><text:span text:style-name="T2">link</text:span><text:span text:style-name="T4">(const char*,);</text:span></text:p>
      <text:p text:style-name="P2"><text:span text:style-name="T4">int </text:span><text:span text:style-name="T2">mkdir</text:span><text:span text:style-name="T4">(const char*);</text:span></text:p>
      <text:p text:style-name="P2"><text:span text:style-name="T4">int </text:span><text:span text:style-name="T2">chdir</text:span><text:span text:style-name="T4">(const char*,);</text:span></text:p>
      <text:p text:style-name="P2"><text:span text:style-name="T4">int </text:span><text:span text:style-name="T2">dup</text:span><text:span text:style-name="T4">(int);</text:span></text:p>
      <text:p text:style-name="P3"><text:span text:style-name="T4">int </text:span><text:span text:style-name="T3">getpid</text:span><text:span text:style-name="T4">(int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2:57:21.254752806</meta:creation-date>
    <dc:date>2022-06-12T21:04:06.900020747</dc:date>
    <meta:editing-duration>PT4H43M3S</meta:editing-duration>
    <meta:editing-cycles>1</meta:editing-cycles>
    <meta:document-statistic meta:table-count="0" meta:image-count="0" meta:object-count="0" meta:page-count="1" meta:paragraph-count="19" meta:word-count="48" meta:character-count="365" meta:non-whitespace-character-count="336"/>
    <meta:generator>LibreOffice/7.3.3.2$Linux_X86_64 LibreOffice_project/30$Build-2</meta:generator>
  </office:meta>
</office:document-meta>
</file>